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312cm" fo:min-width="4.527cm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8cm" fo:min-width="4.178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2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312cm" fo:min-width="4.50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0.644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.386cm" fo:min-width="0cm"/>
      <style:paragraph-properties style:writing-mode="lr-tb"/>
    </style:style>
    <style:style style:name="gr9" style:family="graphic" style:parent-style-name="standard">
      <style:graphic-properties svg:stroke-width="0.05cm" svg:stroke-color="#00a933" draw:marker-start-width="0.28cm" draw:marker-end="Arrow_20_short" draw:marker-end-width="0.2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808080" draw:marker-start-width="0.28cm" draw:marker-end="Arrow_20_short" draw:marker-end-width="0.2cm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color="#808080" draw:marker-end="Стили_20_стрелок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3" style:family="graphic" style:parent-style-name="objectwithoutfill">
      <style:graphic-properties svg:stroke-color="#000000" draw:marker-end="Стили_20_стрелок_20_8" draw:marker-end-width="0.3cm" draw:fill="none" draw:textarea-vertical-align="middle"/>
    </style:style>
    <style:style style:name="gr14" style:family="graphic" style:parent-style-name="standard">
      <style:graphic-properties draw:fill="solid" draw:fill-color="#00a933" draw:textarea-horizontal-align="justify" draw:textarea-vertical-align="middle" draw:auto-grow-height="false" fo:min-height="0.143cm" fo:min-width="0cm"/>
    </style:style>
    <style:style style:name="gr15" style:family="graphic" style:parent-style-name="objectwithoutfill">
      <style:graphic-properties svg:stroke-color="#808080" draw:marker-end="Стили_20_стрелок_20_9" draw:marker-end-width="0.3cm" draw:fill="none" draw:textarea-vertical-align="middle"/>
    </style:style>
    <style:style style:name="gr16" style:family="graphic" style:parent-style-name="objectwithoutfill">
      <style:graphic-properties svg:stroke-color="#808080" draw:marker-end="Стили_20_стрелок_20_10" draw:marker-end-width="0.3cm" draw:fill="none" draw:textarea-vertical-align="middle"/>
    </style:style>
    <style:style style:name="gr17" style:family="graphic" style:parent-style-name="objectwithoutfill">
      <style:graphic-properties svg:stroke-color="#808080" draw:marker-end="Стили_20_стрелок_20_11" draw:marker-end-width="0.3cm" draw:fill="none" draw:textarea-vertical-align="middle"/>
    </style:style>
    <style:style style:name="gr18" style:family="graphic" style:parent-style-name="objectwithoutfill">
      <style:graphic-properties svg:stroke-color="#808080" draw:marker-end="Стили_20_стрелок_20_12" draw:marker-end-width="0.3cm" draw:fill="none" draw:textarea-vertical-align="middle"/>
    </style:style>
    <style:style style:name="gr19" style:family="graphic" style:parent-style-name="objectwithoutfill">
      <style:graphic-properties svg:stroke-color="#808080" draw:marker-end="Стили_20_стрелок_20_13" draw:marker-end-width="0.3cm" draw:fill="none" draw:textarea-vertical-align="middle"/>
    </style:style>
    <style:style style:name="gr20" style:family="graphic" style:parent-style-name="objectwithoutfill">
      <style:graphic-properties svg:stroke-color="#808080" draw:marker-end="Стили_20_стрелок_20_14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start="" draw:marker-end="Стили_20_стрелок_20_20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285cm"/>
      <style:paragraph-properties style:writing-mode="lr-tb"/>
    </style:style>
    <style:style style:name="gr23" style:family="graphic" style:parent-style-name="objectwithoutfill">
      <style:graphic-properties svg:stroke-color="#00a933" draw:marker-end="Стили_20_стрелок_20_15" draw:marker-end-width="0.3cm" draw:fill="none" draw:textarea-vertical-align="middle"/>
    </style:style>
    <style:style style:name="gr24" style:family="graphic" style:parent-style-name="objectwithoutfill">
      <style:graphic-properties svg:stroke-color="#00a933" draw:marker-end="Стили_20_стрелок_20_16" draw:marker-end-width="0.3cm" draw:fill="none" draw:textarea-vertical-align="middle"/>
    </style:style>
    <style:style style:name="gr25" style:family="graphic" style:parent-style-name="objectwithoutfill">
      <style:graphic-properties svg:stroke-color="#00a933" draw:marker-end="Стили_20_стрелок_20_17" draw:marker-end-width="0.3cm" draw:fill="none" draw:textarea-vertical-align="middle"/>
    </style:style>
    <style:style style:name="gr26" style:family="graphic" style:parent-style-name="objectwithoutfill">
      <style:graphic-properties svg:stroke-color="#00a933" draw:marker-end="Стили_20_стрелок_20_18" draw:marker-end-width="0.3cm" draw:fill="none" draw:textarea-vertical-align="middle"/>
    </style:style>
    <style:style style:name="gr27" style:family="graphic" style:parent-style-name="objectwithoutfill">
      <style:graphic-properties svg:stroke-color="#00a933" draw:marker-end="Стили_20_стрелок_20_19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Стили_20_стрелок_20_21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808080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8pt" style:font-size-asian="10pt" style:font-size-complex="10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8pt" fo:font-style="italic" style:font-size-asian="10pt" style:font-style-asian="italic" style:font-size-complex="10pt" style:font-style-complex="italic"/>
    </style:style>
    <style:style style:name="P14" style:family="paragraph">
      <loext:graphic-properties draw:fill="solid" draw:fill-color="#00a933"/>
      <style:paragraph-properties fo:text-align="center"/>
    </style:style>
    <style:style style:name="P15" style:family="paragraph">
      <style:paragraph-properties style:text-autospace="none"/>
    </style:style>
    <style:style style:name="P1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 fo:font-style="italic" style:font-size-asian="10pt" style:font-style-asian="italic" style:font-size-complex="10pt" style:font-style-complex="italic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8pt" fo:font-style="italic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7.7cm" svg:height="0.806cm" svg:x="1cm" svg:y="1cm">
          <draw:text-box>
            <text:p text:style-name="P1"><text:span text:style-name="T1">rp2040-c-freertos-amp-nonrtos</text:span></text:p>
          </draw:text-box>
        </draw:frame>
        <draw:custom-shape draw:style-name="gr2" draw:text-style-name="P3" draw:layer="layout" svg:width="5.027cm" svg:height="6.562cm" svg:x="1.954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27cm" svg:height="0.725cm" svg:x="1.954cm" svg:y="2.825cm">
          <draw:text-box>
            <text:p text:style-name="P3"><text:span text:style-name="T2">CORE.0</text:span></text:p>
          </draw:text-box>
        </draw:frame>
        <draw:custom-shape draw:style-name="gr4" draw:text-style-name="P6" xml:id="id6" draw:id="id6" draw:layer="layout" svg:width="4.75cm" svg:height="0.75cm" svg:x="2.1cm" svg:y="4.678cm">
          <text:p text:style-name="P5"><text:span text:style-name="T3">T_RTC_ALA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2.75cm" svg:height="0.75cm" svg:x="7.856cm" svg:y="11.264cm">
          <text:p text:style-name="P7"><text:span text:style-name="T3">LE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1" draw:id="id11" draw:layer="layout" svg:width="2.75cm" svg:height="0.75cm" svg:x="7.874cm" svg:y="10.25cm">
          <text:p text:style-name="P7"><text:span text:style-name="T3">RT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2.75cm" svg:height="0.75cm" svg:x="7.882cm" svg:y="12.278cm">
          <text:p text:style-name="P7"><text:span text:style-name="T3">UART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4.75cm" svg:height="0.75cm" svg:x="2.102cm" svg:y="3.758cm">
          <text:p text:style-name="P5"><text:span text:style-name="T3">T_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7" draw:id="id7" draw:layer="layout" svg:width="4.75cm" svg:height="0.75cm" svg:x="2.101cm" svg:y="5.601cm">
          <text:p text:style-name="P5"><text:span text:style-name="T3">T_DEMO_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8" draw:id="id8" draw:layer="layout" svg:width="4.75cm" svg:height="0.75cm" svg:x="2.102cm" svg:y="6.524cm">
          <text:p text:style-name="P5"><text:span text:style-name="T3">T_DEMO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9" draw:id="id9" draw:layer="layout" svg:width="4.75cm" svg:height="0.75cm" svg:x="2.103cm" svg:y="7.425cm">
          <text:p text:style-name="P5"><text:span text:style-name="T3">T_DEMO_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0" draw:id="id10" draw:layer="layout" svg:width="4.75cm" svg:height="0.75cm" svg:x="2.103cm" svg:y="8.329cm">
          <text:p text:style-name="P5"><text:span text:style-name="T3">T_DEMO_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003cm" svg:height="6.562cm" svg:x="11.671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03cm" svg:height="0.725cm" svg:x="11.671cm" svg:y="2.825cm">
          <draw:text-box>
            <text:p text:style-name="P3"><text:span text:style-name="T2">CORE.1</text:span></text:p>
          </draw:text-box>
        </draw:frame>
        <draw:custom-shape draw:style-name="gr4" draw:text-style-name="P6" xml:id="id2" draw:id="id2" draw:layer="layout" svg:width="4.75cm" svg:height="0.75cm" svg:x="11.802cm" svg:y="3.752cm">
          <text:p text:style-name="P5"><text:span text:style-name="T3">T_UAR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8" xml:id="id5" draw:id="id5" draw:layer="layout" svg:width="1.144cm" svg:height="0.636cm" svg:x="8.8cm" svg:y="3.8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xml:id="id1" draw:id="id1" draw:layer="layout" svg:width="0.277cm" svg:height="0.636cm" svg:x="9.667cm" svg:y="3.8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0.277cm" svg:height="0.636cm" svg:x="9.303cm" svg:y="3.824cm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3" draw:layer="layout" svg:width="0.428cm" svg:height="0.4cm" draw:transform="rotate (-3.14159265358979) translate (6.674cm 4.35cm)" draw:kind="arc" draw:start-angle="270" draw:end-angle="150">
          <text:p/>
        </draw:ellipse>
        <draw:ellipse draw:style-name="gr9" draw:text-style-name="P3" draw:layer="layout" svg:width="0.428cm" svg:height="0.4cm" draw:transform="rotate (-3.14159265358979) translate (6.675cm 5.261cm)" draw:kind="arc" draw:start-angle="270" draw:end-angle="150">
          <text:p/>
        </draw:ellipse>
        <draw:ellipse draw:style-name="gr9" draw:text-style-name="P3" draw:layer="layout" svg:width="0.428cm" svg:height="0.4cm" draw:transform="rotate (-3.14159265358979) translate (6.676cm 6.192cm)" draw:kind="arc" draw:start-angle="270" draw:end-angle="150">
          <text:p/>
        </draw:ellipse>
        <draw:ellipse draw:style-name="gr9" draw:text-style-name="P3" draw:layer="layout" svg:width="0.428cm" svg:height="0.4cm" draw:transform="rotate (-3.14159265358979) translate (6.677cm 7.099cm)" draw:kind="arc" draw:start-angle="270" draw:end-angle="150">
          <text:p/>
        </draw:ellipse>
        <draw:ellipse draw:style-name="gr9" draw:text-style-name="P3" draw:layer="layout" svg:width="0.428cm" svg:height="0.4cm" draw:transform="rotate (-3.14159265358979) translate (6.678cm 8.01cm)" draw:kind="arc" draw:start-angle="270" draw:end-angle="150">
          <text:p/>
        </draw:ellipse>
        <draw:ellipse draw:style-name="gr9" draw:text-style-name="P3" draw:layer="layout" svg:width="0.428cm" svg:height="0.4cm" draw:transform="rotate (-3.14159265358979) translate (6.679cm 8.897cm)" draw:kind="arc" draw:start-angle="270" draw:end-angle="150">
          <text:p/>
        </draw:ellipse>
        <draw:ellipse draw:style-name="gr10" draw:text-style-name="P3" draw:layer="layout" svg:width="0.428cm" svg:height="0.4cm" draw:transform="rotate (-3.14159265358979) translate (16.399cm 4.331cm)" draw:kind="arc" draw:start-angle="270" draw:end-angle="150">
          <text:p/>
        </draw:ellipse>
        <draw:connector draw:style-name="gr11" draw:text-style-name="P10" draw:layer="layout" draw:type="line" svg:x1="9.944cm" svg:y1="4.142cm" svg:x2="11.802cm" svg:y2="4.127cm" draw:start-shape="id1" draw:start-glue-point="1" draw:end-shape="id2" draw:end-glue-point="3" svg:d="M9944 4142l1858-15" svg:viewBox="0 0 1859 16">
          <text:p/>
        </draw:connector>
        <draw:frame draw:style-name="gr12" draw:text-style-name="P11" draw:layer="layout" svg:width="2.25cm" svg:height="0.569cm" svg:x="8.248cm" svg:y="3.255cm">
          <draw:text-box>
            <text:p text:style-name="P3"><text:span text:style-name="T4">T_UART0_Q</text:span></text:p>
          </draw:text-box>
        </draw:frame>
        <draw:connector draw:style-name="gr13" draw:text-style-name="P10" draw:layer="layout" draw:line-skew="-0.251cm" svg:x1="2.102cm" svg:y1="4.133cm" svg:x2="7.856cm" svg:y2="11.639cm" draw:start-shape="id3" draw:start-glue-point="3" draw:end-shape="id4" draw:end-glue-point="3" svg:d="M2102 4133h-752v7506h6506" svg:viewBox="0 0 6507 7507">
          <text:p/>
        </draw:connector>
        <draw:frame draw:style-name="gr12" draw:text-style-name="P13" draw:layer="layout" svg:width="1.898cm" svg:height="0.569cm" svg:x="5.752cm" svg:y="11.16cm">
          <draw:text-box>
            <text:p text:style-name="P12"><text:span text:style-name="T5">TOGGLE</text:span></text:p>
          </draw:text-box>
        </draw:frame>
        <draw:custom-shape draw:style-name="gr14" draw:text-style-name="P14" xml:id="id12" draw:id="id12" draw:layer="layout" svg:width="0.551cm" svg:height="0.551cm" draw:transform="rotate (-3.14159265358979) translate (4.77cm 10.9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draw:type="line" svg:x1="6.852cm" svg:y1="4.133cm" svg:x2="8.8cm" svg:y2="4.142cm" draw:start-shape="id3" draw:start-glue-point="1" draw:end-shape="id5" draw:end-glue-point="3" svg:d="M6852 4133l1948 9" svg:viewBox="0 0 1949 10">
          <text:p/>
        </draw:connector>
        <draw:connector draw:style-name="gr16" draw:text-style-name="P10" draw:layer="layout" draw:line-skew="-0.226cm" svg:x1="6.85cm" svg:y1="5.053cm" svg:x2="8.8cm" svg:y2="4.142cm" draw:start-shape="id6" draw:start-glue-point="1" draw:end-shape="id5" draw:end-glue-point="3" svg:d="M6850 5053h750v-911h1200" svg:viewBox="0 0 1951 912">
          <text:p/>
        </draw:connector>
        <draw:connector draw:style-name="gr17" draw:text-style-name="P10" draw:layer="layout" draw:line-skew="-0.226cm" svg:x1="6.851cm" svg:y1="5.976cm" svg:x2="8.8cm" svg:y2="4.142cm" draw:start-shape="id7" draw:start-glue-point="1" draw:end-shape="id5" draw:end-glue-point="3" svg:d="M6851 5976h749v-1834h1200" svg:viewBox="0 0 1950 1835">
          <text:p/>
        </draw:connector>
        <draw:connector draw:style-name="gr18" draw:text-style-name="P10" draw:layer="layout" draw:line-skew="-0.227cm" svg:x1="6.852cm" svg:y1="6.899cm" svg:x2="8.8cm" svg:y2="4.142cm" draw:start-shape="id8" draw:start-glue-point="1" draw:end-shape="id5" draw:end-glue-point="3" svg:d="M6852 6899h748v-2757h1200" svg:viewBox="0 0 1949 2758">
          <text:p/>
        </draw:connector>
        <draw:connector draw:style-name="gr19" draw:text-style-name="P10" draw:layer="layout" draw:line-skew="-0.227cm" svg:x1="6.853cm" svg:y1="7.8cm" svg:x2="8.8cm" svg:y2="4.142cm" draw:start-shape="id9" draw:start-glue-point="1" draw:end-shape="id5" draw:end-glue-point="3" svg:d="M6853 7800h747v-3658h1200" svg:viewBox="0 0 1948 3659">
          <text:p/>
        </draw:connector>
        <draw:connector draw:style-name="gr20" draw:text-style-name="P10" draw:layer="layout" draw:line-skew="-0.227cm" svg:x1="6.853cm" svg:y1="8.704cm" svg:x2="8.8cm" svg:y2="4.142cm" draw:start-shape="id10" draw:start-glue-point="1" draw:end-shape="id5" draw:end-glue-point="3" svg:d="M6853 8704h747v-4562h1200" svg:viewBox="0 0 1948 4563">
          <text:p/>
        </draw:connector>
        <draw:frame draw:style-name="gr12" draw:text-style-name="P13" draw:layer="layout" svg:width="2.51cm" svg:height="0.569cm" svg:x="5.367cm" svg:y="10.129cm">
          <draw:text-box>
            <text:p text:style-name="P12"><text:span text:style-name="T5">DATE_TIME</text:span></text:p>
          </draw:text-box>
        </draw:frame>
        <draw:connector draw:style-name="gr21" draw:text-style-name="P10" draw:layer="layout" draw:type="line" svg:x1="7.874cm" svg:y1="10.625cm" svg:x2="4.77cm" svg:y2="10.628cm" draw:start-shape="id11" draw:start-glue-point="3" draw:end-shape="id12" draw:end-glue-point="5" svg:d="M7874 10625l-3104 3" svg:viewBox="0 0 3105 4">
          <text:p/>
        </draw:connector>
        <draw:frame draw:style-name="gr22" draw:text-style-name="P16" draw:layer="layout" svg:width="2.5cm" svg:height="0.535cm" svg:x="3.281cm" svg:y="9.817cm">
          <draw:text-box>
            <text:p text:style-name="P15"><text:span text:style-name="T6">TASK_RTC_MTX</text:span></text:p>
          </draw:text-box>
        </draw:frame>
        <draw:connector draw:style-name="gr23" draw:text-style-name="P10" draw:layer="layout" svg:x1="4.22cm" svg:y1="10.628cm" svg:x2="2.103cm" svg:y2="8.704cm" draw:start-shape="id12" draw:start-glue-point="7" draw:end-shape="id10" draw:end-glue-point="3" svg:d="M4220 10628h-2618v-1924h501" svg:viewBox="0 0 2619 1925">
          <text:p/>
        </draw:connector>
        <draw:connector draw:style-name="gr24" draw:text-style-name="P10" draw:layer="layout" svg:x1="4.22cm" svg:y1="10.628cm" svg:x2="2.103cm" svg:y2="7.8cm" draw:start-shape="id12" draw:start-glue-point="7" draw:end-shape="id9" draw:end-glue-point="3" svg:d="M4220 10628h-2618v-2828h501" svg:viewBox="0 0 2619 2829">
          <text:p/>
        </draw:connector>
        <draw:connector draw:style-name="gr25" draw:text-style-name="P10" draw:layer="layout" svg:x1="4.22cm" svg:y1="10.628cm" svg:x2="2.102cm" svg:y2="6.899cm" draw:start-shape="id12" draw:start-glue-point="7" draw:end-shape="id8" draw:end-glue-point="3" svg:d="M4220 10628h-2619v-3729h501" svg:viewBox="0 0 2620 3730">
          <text:p/>
        </draw:connector>
        <draw:connector draw:style-name="gr26" draw:text-style-name="P10" draw:layer="layout" svg:x1="4.22cm" svg:y1="10.628cm" svg:x2="2.101cm" svg:y2="5.976cm" draw:start-shape="id12" draw:start-glue-point="7" draw:end-shape="id7" draw:end-glue-point="3" svg:d="M4220 10628h-2620v-4652h501" svg:viewBox="0 0 2621 4653">
          <text:p/>
        </draw:connector>
        <draw:connector draw:style-name="gr27" draw:text-style-name="P10" draw:layer="layout" svg:x1="4.22cm" svg:y1="10.628cm" svg:x2="2.1cm" svg:y2="5.053cm" draw:start-shape="id12" draw:start-glue-point="7" draw:end-shape="id6" draw:end-glue-point="3" svg:d="M4220 10628h-2621v-5575h501" svg:viewBox="0 0 2622 5576">
          <text:p/>
        </draw:connector>
        <draw:connector draw:style-name="gr28" draw:text-style-name="P10" draw:layer="layout" svg:x1="16.552cm" svg:y1="4.127cm" svg:x2="10.632cm" svg:y2="12.653cm" draw:start-shape="id2" draw:start-glue-point="1" draw:end-shape="id13" draw:end-glue-point="1" svg:d="M16552 4127h502v8526h-6422" svg:viewBox="0 0 6423 8527">
          <text:p/>
        </draw:connector>
        <draw:frame draw:style-name="gr12" draw:text-style-name="P17" draw:layer="layout" svg:width="4.148cm" svg:height="0.569cm" svg:x="10.842cm" svg:y="12.16cm">
          <draw:text-box>
            <text:p text:style-name="P1"><text:span text:style-name="T5">TRANSMIT INFO</text:span></text:p>
          </draw:text-box>
        </draw:frame>
        <draw:frame draw:style-name="gr12" draw:text-style-name="P18" draw:layer="layout" svg:width="1.648cm" svg:height="0.569cm" draw:transform="rotate (1.5707963267949) translate (7.6cm 7.212cm)">
          <draw:text-box>
            <text:p text:style-name="P3"><text:span text:style-name="T5">INFO</text:span></text:p>
          </draw:text-box>
        </draw:frame>
        <draw:ellipse draw:style-name="gr9" draw:text-style-name="P3" draw:layer="layout" svg:width="0.428cm" svg:height="0.4cm" draw:transform="rotate (-3.14159265358979) translate (2.436cm 14.68cm)" draw:kind="arc" draw:start-angle="270" draw:end-angle="150">
          <text:p/>
        </draw:ellipse>
        <draw:frame draw:style-name="gr12" draw:text-style-name="P17" draw:layer="layout" svg:width="4.148cm" svg:height="0.569cm" svg:x="1.15cm" svg:y="13.55cm">
          <draw:text-box>
            <text:p text:style-name="P1"><text:span text:style-name="T5">WHERE:</text:span></text:p>
          </draw:text-box>
        </draw:frame>
        <draw:frame draw:style-name="gr12" draw:text-style-name="P17" draw:layer="layout" svg:width="5.874cm" svg:height="0.569cm" svg:x="2.376cm" svg:y="14.225cm">
          <draw:text-box>
            <text:p text:style-name="P1"><text:span text:style-name="T5">- FreeRTOS scheduler</text:span></text:p>
          </draw:text-box>
        </draw:frame>
        <draw:ellipse draw:style-name="gr10" draw:text-style-name="P3" draw:layer="layout" svg:width="0.428cm" svg:height="0.4cm" draw:transform="rotate (-3.14159265358979) translate (2.424cm 15.378cm)" draw:kind="arc" draw:start-angle="270" draw:end-angle="150">
          <text:p/>
        </draw:ellipse>
        <draw:frame draw:style-name="gr12" draw:text-style-name="P17" draw:layer="layout" svg:width="5.874cm" svg:height="0.569cm" svg:x="2.364cm" svg:y="14.923cm">
          <draw:text-box>
            <text:p text:style-name="P1"><text:span text:style-name="T5">- nonRTOS main-loop</text:span></text:p>
          </draw:text-box>
        </draw:frame>
        <draw:g>
          <draw:custom-shape draw:style-name="gr7" draw:text-style-name="P8" draw:layer="layout" svg:width="1.144cm" svg:height="0.636cm" svg:x="1.25cm" svg:y="15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0.277cm" svg:height="0.636cm" svg:x="2.117cm" svg:y="15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0.277cm" svg:height="0.636cm" svg:x="1.753cm" svg:y="15.75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7" draw:layer="layout" svg:width="5.874cm" svg:height="0.569cm" svg:x="2.364cm" svg:y="15.772cm">
          <draw:text-box>
            <text:p text:style-name="P1"><text:span text:style-name="T5">- queue</text:span></text:p>
          </draw:text-box>
        </draw:frame>
        <draw:custom-shape draw:style-name="gr14" draw:text-style-name="P14" draw:layer="layout" svg:width="0.551cm" svg:height="0.551cm" draw:transform="rotate (-3.14159265358979) translate (2.37cm 17.25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2" draw:text-style-name="P17" draw:layer="layout" svg:width="5.874cm" svg:height="0.569cm" svg:x="2.364cm" svg:y="16.673cm">
          <draw:text-box>
            <text:p text:style-name="P1"><text:span text:style-name="T5">- mutex / semaphor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6T14:17:55.130000000</meta:creation-date>
    <dc:date>2024-10-16T15:14:02.455000000</dc:date>
    <meta:editing-duration>PT51M39S</meta:editing-duration>
    <meta:editing-cycles>21</meta:editing-cycles>
    <meta:generator>LibreOffice/7.3.2.2$Windows_X86_64 LibreOffice_project/49f2b1bff42cfccbd8f788c8dc32c1c309559be0</meta:generator>
    <meta:document-statistic meta:object-count="60"/>
  </office:meta>
</office:document-meta>
</file>